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itle">
      <style:text-properties officeooo:paragraph-rsid="0009a1bd"/>
    </style:style>
    <style:style style:name="P2" style:family="paragraph" style:parent-style-name="Title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officeooo:paragraph-rsid="000af283"/>
    </style:style>
    <style:style style:name="P4" style:family="paragraph" style:parent-style-name="Standard">
      <style:text-properties officeooo:paragraph-rsid="0009a1bd"/>
    </style:style>
    <style:style style:name="P5" style:family="paragraph" style:parent-style-name="Standard">
      <style:paragraph-properties fo:text-align="center" style:justify-single-word="false"/>
      <style:text-properties fo:font-size="40pt" officeooo:paragraph-rsid="000af283" style:font-size-asian="40pt" style:font-size-complex="40pt"/>
    </style:style>
    <style:style style:name="P6" style:family="paragraph" style:parent-style-name="Standard">
      <style:paragraph-properties fo:text-align="center" style:justify-single-word="false"/>
      <style:text-properties style:font-name="Courier" fo:font-size="16pt" officeooo:rsid="000af283" officeooo:paragraph-rsid="000af283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26pt" officeooo:paragraph-rsid="000af283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26pt" officeooo:rsid="000af283" officeooo:paragraph-rsid="000af283" style:font-size-asian="26pt" style:font-size-complex="26pt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54pt" officeooo:paragraph-rsid="000af283" style:font-size-asian="54pt" style:font-size-complex="54pt"/>
    </style:style>
    <style:style style:name="P10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paragraph-rsid="000af283"/>
    </style:style>
    <style:style style:name="P1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Courier" fo:font-size="16pt" officeooo:rsid="000af283" officeooo:paragraph-rsid="000af283" style:font-size-asian="16pt" style:font-size-complex="16pt"/>
    </style:style>
    <style:style style:name="P12" style:family="paragraph" style:parent-style-name="Text_20_body">
      <style:text-properties officeooo:rsid="000d42c6"/>
    </style:style>
    <style:style style:name="P1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DejaVu Sans" fo:font-size="40pt" officeooo:paragraph-rsid="000af283" style:font-size-asian="40pt" style:font-size-complex="40pt"/>
    </style:style>
    <style:style style:name="P14" style:family="paragraph" style:parent-style-name="Standard">
      <style:text-properties officeooo:paragraph-rsid="0009a1bd"/>
    </style:style>
    <style:style style:name="P15" style:family="paragraph" style:parent-style-name="Standard">
      <style:text-properties officeooo:rsid="000e5ab4" officeooo:paragraph-rsid="000e5ab4"/>
    </style:style>
    <style:style style:name="P16" style:family="paragraph" style:parent-style-name="Standard">
      <style:text-properties officeooo:paragraph-rsid="00100168"/>
    </style:style>
    <style:style style:name="P17" style:family="paragraph" style:parent-style-name="Standard">
      <style:text-properties officeooo:rsid="00100168" officeooo:paragraph-rsid="00100168"/>
    </style:style>
    <style:style style:name="P18" style:family="paragraph" style:parent-style-name="Standard">
      <style:text-properties officeooo:paragraph-rsid="0010cdcb"/>
    </style:style>
    <style:style style:name="P19" style:family="paragraph" style:parent-style-name="Standard">
      <style:text-properties officeooo:rsid="00111e09" officeooo:paragraph-rsid="00111e09"/>
    </style:style>
    <style:style style:name="P20" style:family="paragraph" style:parent-style-name="Standard">
      <style:text-properties officeooo:rsid="0013564c" officeooo:paragraph-rsid="0013564c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e5ab4" officeooo:paragraph-rsid="000e5ab4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3" style:family="paragraph" style:parent-style-name="Text_20_body">
      <style:text-properties officeooo:rsid="000d42c6" officeooo:paragraph-rsid="000d42c6"/>
    </style:style>
    <style:style style:name="P24" style:family="paragraph" style:parent-style-name="Text_20_body">
      <style:text-properties officeooo:paragraph-rsid="0009a1bd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fo:background-color="transparent" style:shadow="none">
        <style:tab-stops>
          <style:tab-stop style:position="5.976cm"/>
        </style:tab-stops>
        <style:background-image/>
      </style:paragraph-properties>
      <style:text-properties officeooo:paragraph-rsid="00100168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fo:background-color="transparent" fo:padding="0.074cm" fo:border-left="none" fo:border-right="none" fo:border-top="none" fo:border-bottom="0.06pt solid #000000" style:shadow="none" style:join-border="false">
        <style:tab-stops>
          <style:tab-stop style:position="5.976cm"/>
        </style:tab-stops>
        <style:background-image/>
      </style:paragraph-properties>
      <style:text-properties officeooo:paragraph-rsid="00100168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fo:background-color="transparent" fo:padding="0.074cm" fo:border-left="none" fo:border-right="none" fo:border-top="none" fo:border-bottom="0.06pt solid #000000" style:shadow="none" style:join-border="false">
        <style:background-image/>
      </style:paragraph-properties>
      <style:text-properties officeooo:paragraph-rsid="00100168"/>
    </style:style>
    <style:style style:name="P28" style:family="paragraph" style:parent-style-name="Title">
      <style:text-properties officeooo:paragraph-rsid="0009a1bd"/>
    </style:style>
    <style:style style:name="P29" style:family="paragraph" style:parent-style-name="Títol3">
      <style:text-properties officeooo:rsid="0010cdcb" officeooo:paragraph-rsid="0010cdcb"/>
    </style:style>
    <style:style style:name="P30" style:family="paragraph" style:parent-style-name="Títol3">
      <style:text-properties officeooo:rsid="00111e09"/>
    </style:style>
    <style:style style:name="P31" style:family="paragraph" style:parent-style-name="Titol2">
      <style:text-properties officeooo:paragraph-rsid="00100168"/>
    </style:style>
    <style:style style:name="P32" style:family="paragraph" style:parent-style-name="Titol2">
      <style:text-properties officeooo:paragraph-rsid="0010cdc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a1bd"/>
    </style:style>
    <style:style style:name="T3" style:family="text">
      <style:text-properties officeooo:rsid="00200ad8"/>
    </style:style>
    <style:style style:name="T4" style:family="text">
      <style:text-properties officeooo:rsid="000af283"/>
    </style:style>
    <style:style style:name="T5" style:family="text">
      <style:text-properties style:font-name="DejaVu Sans"/>
    </style:style>
    <style:style style:name="T6" style:family="text">
      <style:text-properties officeooo:rsid="000cd3fd"/>
    </style:style>
    <style:style style:name="T7" style:family="text">
      <style:text-properties officeooo:rsid="000e5ab4"/>
    </style:style>
    <style:style style:name="T8" style:family="text">
      <style:text-properties officeooo:rsid="00100168"/>
    </style:style>
    <style:style style:name="T9" style:family="text">
      <style:text-properties fo:color="#808080"/>
    </style:style>
    <style:style style:name="T10" style:family="text">
      <style:text-properties officeooo:rsid="0010cdcb"/>
    </style:style>
    <style:style style:name="T11" style:family="text">
      <style:text-properties officeooo:rsid="00111e09"/>
    </style:style>
    <style:style style:name="T12" style:family="text">
      <style:text-properties officeooo:rsid="0012bd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variable-decls>
        <text:variable-decl office:value-type="float" text:name="no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ocument <text:span text:style-name="T3">Individual</text:span></text:p>
      <text:p text:style-name="P5"><text:span text:style-name="T5">d'Adaptació Curricular</text:span> 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pan text:style-name="T4">Nom</text:span><text:line-break/><text:span text:style-name="T4">Cognom</text:span> <text:span text:style-name="T4">Cognom</text:span></text:p>
      <text:p text:style-name="P3"/>
      <text:p text:style-name="P3"/>
      <text:p text:style-name="P3"/>
      <text:p text:style-name="P3"/>
      <text:p text:style-name="P6"/>
      <text:p text:style-name="P11"/>
      <text:p text:style-name="P11">Curs escola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CP <text:span text:style-name="T4">Nom del Centre</text:span></text:p>
      <text:p text:style-name="P8">Ciutat</text:p>
      <text:p text:style-name="P5"/>
      <text:p text:style-name="P2"><text:span text:style-name="T8">0</text:span>. Dades <text:span text:style-name="T7">generals d'identificació</text:span></text:p>
      <text:p text:style-name="P15"/>
      <text:p text:style-name="Titol2"><text:span text:style-name="T8">0.1. Dades d'identitat</text:span></text:p>
      <text:p text:style-name="P22"/>
      <text:p text:style-name="P15"/>
      <text:p text:style-name="P15">Nom:<text:tab/><text:tab/><text:tab/><text:tab/>Cognoms:<text:tab/><text:tab/><text:tab/><text:tab/>NIA:</text:p>
      <text:p text:style-name="P15"/>
      <text:p text:style-name="P15">Data de naixement:</text:p>
      <text:p text:style-name="P21"/>
      <text:p text:style-name="P15"/>
      <text:p text:style-name="P15">Nom del pare:<text:tab/><text:tab/><text:tab/>Adreça:<text:tab/><text:tab/><text:tab/><text:tab/><text:tab/>Telèfons:</text:p>
      <text:p text:style-name="P15"/>
      <text:p text:style-name="P15">Nom de la <text:span text:style-name="T12">m</text:span>are:<text:tab/><text:tab/>Adreça:<text:tab/><text:tab/><text:tab/><text:tab/><text:tab/>Telèfons:</text:p>
      <text:p text:style-name="P21"/>
      <text:p text:style-name="P15"/>
      <text:p text:style-name="P15">Centre:<text:tab/><text:tab/><text:tab/><text:tab/>Nivell:<text:tab/><text:tab/><text:tab/><text:tab/><text:tab/>Grup:</text:p>
      <text:p text:style-name="P15"/>
      <text:p text:style-name="P15">Adreça:<text:tab/><text:tab/><text:tab/><text:tab/>Telèfon:<text:tab/><text:tab/><text:tab/><text:tab/><text:tab/>Web:</text:p>
      <text:p text:style-name="P15"/>
      <text:p text:style-name="P15">E-mail:</text:p>
      <text:p text:style-name="P21"/>
      <text:p text:style-name="P31"><text:span text:style-name="T8">0.2. Acords sobre l'ACIS</text:span></text:p>
      <text:p text:style-name="P17">Data d'elaboració:<text:tab/><text:tab/><text:tab/><text:tab/>Duració prevista:</text:p>
      <text:p text:style-name="P17"/>
      <text:p text:style-name="P17">Persones implicades en la seua redacció: <text:span text:style-name="T9">[Nom i funció]</text:span></text:p>
      <text:p text:style-name="P4"/>
      <text:p text:style-name="Titol2"><text:span text:style-name="T8">0</text:span>.3. Altres dades prèvies</text:p>
      <text:p text:style-name="P17">Escolarització prèvia:</text:p>
      <text:p text:style-name="P17"/>
      <text:p text:style-name="P17">Aspectes rellevants de la història personal, clínica, educativa:</text:p>
      <text:p text:style-name="P17"/>
      <text:p text:style-name="P17">Provisió de serveis que rep fora de l'escola:</text:p>
      <text:p text:style-name="P17"/>
      <text:p text:style-name="P17"/>
      <text:p text:style-name="Title"><text:span text:style-name="T8">1. </text:span>Dades rellevants per a la presa de decisions</text:p>
      <text:p text:style-name="P17"/>
      <text:p text:style-name="Titol2">1.1. Nivell de competència curricular</text:p>
      <text:p text:style-name="P27"/>
      <text:p text:style-name="P25"/>
      <text:p text:style-name="P25">Matemàtiques<text:tab/>___ <text:span text:style-name="T6">infantil / ___ primària</text:span></text:p>
      <text:p text:style-name="P26"/>
      <text:p text:style-name="P25"/>
      <text:p text:style-name="P25">Valencià, Llengua i Literatura<text:tab/>___ <text:span text:style-name="T6">infantil / ___ primària</text:span></text:p>
      <text:p text:style-name="P25">Llengua Castellana i Literatura<text:tab/>___ <text:span text:style-name="T6">infantil / ___ primària</text:span></text:p>
      <text:p text:style-name="P25"><text:span text:style-name="T2">Llengua Estrangera </text:span>Anglés<text:tab/>___ <text:span text:style-name="T6">infantil / ___ primària</text:span></text:p>
      <text:p text:style-name="P26"><text:soft-page-break/></text:p>
      <text:p text:style-name="P25"/>
      <text:p text:style-name="P25">Naturals<text:tab/>___ <text:span text:style-name="T6">infantil / ___ primària</text:span></text:p>
      <text:p text:style-name="P25">Socials<text:tab/>___ <text:span text:style-name="T6">infantil / ___ primària</text:span></text:p>
      <text:p text:style-name="P26"/>
      <text:p text:style-name="P25"/>
      <text:p text:style-name="P25">Educació Física<text:tab/>___ <text:span text:style-name="T6">infantil / ___ primària</text:span></text:p>
      <text:p text:style-name="P25">Educació Artística<text:tab/>___ <text:span text:style-name="T6">infantil / ___ primària</text:span></text:p>
      <text:p text:style-name="P26"/>
      <text:p text:style-name="P30"/>
      <text:p text:style-name="Títol3"><text:span text:style-name="T10">A. </text:span>Criteris d'avaluació</text:p>
      <text:p text:style-name="P29">B. És capaç de...</text:p>
      <text:p text:style-name="P29">C. Tipus d'ajuda</text:p>
      <text:p text:style-name="Titol2">1.2. Característiques i estil d'aprenentatge</text:p>
      <text:p text:style-name="Standard"/>
      <text:p text:style-name="Titol2">1.3. Context escolar</text:p>
      <text:p text:style-name="P29"><text:span text:style-name="T12">A. </text:span>Aspectes que afavoreixen</text:p>
      <text:p text:style-name="P29"><text:span text:style-name="T12">B. </text:span>Aspectes que dificulten</text:p>
      <text:p text:style-name="Titol2">1.4. Context s<text:span text:style-name="T10">o</text:span>ci<text:span text:style-name="T10">o</text:span>familiar</text:p>
      <text:p text:style-name="P29"><text:span text:style-name="T12">A. </text:span>Aspectes que afavoreixen</text:p>
      <text:p text:style-name="P29"><text:span text:style-name="T12">B. </text:span>Aspectes que dificulten</text:p>
      <text:p text:style-name="Title">2. Necessitats Educatives Especials</text:p>
      <text:p text:style-name="P16"/>
      <text:p text:style-name="P16"/>
      <text:p text:style-name="P16"/>
      <text:p text:style-name="P16"/>
      <text:p text:style-name="Title">3. Proposta d'Adaptació Curricular</text:p>
      <text:p text:style-name="Text_20_body"/>
      <text:p text:style-name="Text_20_body"/>
      <text:p text:style-name="Titol2"><text:soft-page-break/>3.1. Adaptacions generals d'accés al cu<text:span text:style-name="T12">r</text:span>rículum</text:p>
      <text:p text:style-name="Títol3">A. D'accés físic</text:p>
      <text:p text:style-name="Standard"/>
      <text:p text:style-name="Títol3">B. D'accés a la comunicació</text:p>
      <text:p text:style-name="Standard"/>
      <text:p text:style-name="P32">3.2. Adaptacions curriculars</text:p>
      <text:p text:style-name="P32"><text:span text:style-name="T10">A. Metodologia</text:span></text:p>
      <text:p text:style-name="P32"><text:span text:style-name="T10">B. Avaluació</text:span></text:p>
      <text:p text:style-name="P32"><text:span text:style-name="T10">C. Continguts i Criteris d'Avaluació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fo:background-color="transparent" style:border-line-width-top="0.014cm 0.007cm 0.007cm" style:border-line-width-bottom="0.014cm 0.007cm 0.007cm" fo:padding="0.049cm" fo:border-left="none" fo:border-right="none" fo:border-top="0.79pt double #666666" fo:border-bottom="0.79pt double #666666" style:shadow="none">
        <style:background-image/>
      </style:paragraph-properties>
      <style:text-properties fo:font-variant="small-caps" fo:color="#004586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 fo:background-color="#b3b3b3" style:shadow="none">
        <style:background-image/>
      </style:paragraph-properties>
      <style:text-properties fo:font-size="16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808080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 fo:background-color="transparent" style:shadow="none">
        <style:tab-stops/>
        <style:background-image/>
      </style:paragraph-properties>
      <style:text-properties fo:color="#808080" fo:font-size="12pt" fo:font-weight="normal" style:font-size-asian="14pt" style:font-weight-asian="bold" style:font-size-complex="14pt" style:font-weight-complex="bold"/>
    </style:style>
    <style:style style:name="Sense_20_nom1" style:display-name="Sense nom1" style:family="paragraph" style:parent-style-name="Title"/>
    <style:style style:name="Sense_20_nom2" style:display-name="Sense nom2" style:family="paragraph" style:parent-style-name="Title">
      <style:paragraph-properties fo:background-color="#e6e6ff">
        <style:background-image/>
      </style:paragraph-properties>
      <style:text-properties fo:color="#0084d1"/>
    </style:style>
    <style:style style:name="Titol2" style:family="paragraph" style:parent-style-name="Title" style:next-style-name="Standard">
      <style:paragraph-properties fo:margin-top="0.42cm" fo:margin-bottom="0.42cm" style:contextual-spacing="false" fo:background-color="transparent" fo:padding="0cm" fo:border="none">
        <style:background-image/>
      </style:paragraph-properties>
      <style:text-properties fo:font-size="16pt" fo:font-style="normal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Títol3" style:family="paragraph" style:parent-style-name="Titol2" style:next-style-name="Standard">
      <style:text-properties fo:color="#666666" fo:font-size="14pt" officeooo:rsid="0010cdc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22:22.868548939</meta:creation-date>
    <dc:date>2016-10-29T00:14:42.171027810</dc:date>
    <meta:editing-duration>PT1H3M24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4" meta:paragraph-count="51" meta:word-count="227" meta:character-count="1558" meta:non-whitespace-character-count="1347"/>
  </office:meta>
</office:document-meta>
</file>